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898" officeooo:paragraph-rsid="001cc898"/>
    </style:style>
    <style:style style:name="P2" style:family="paragraph" style:parent-style-name="Standard" style:list-style-name="L1">
      <style:text-properties officeooo:rsid="001cc898" officeooo:paragraph-rsid="001cc898"/>
    </style:style>
    <style:style style:name="P3" style:family="paragraph" style:parent-style-name="Standard" style:list-style-name="L2">
      <style:text-properties officeooo:rsid="001cc898" officeooo:paragraph-rsid="001cc898"/>
    </style:style>
    <style:style style:name="P4" style:family="paragraph" style:parent-style-name="Standard">
      <style:text-properties officeooo:rsid="001cc898" officeooo:paragraph-rsid="001cc898"/>
    </style:style>
    <style:style style:name="P5" style:family="paragraph" style:parent-style-name="Standard">
      <style:text-properties officeooo:rsid="0020a05c" officeooo:paragraph-rsid="0020a05c"/>
    </style:style>
    <style:style style:name="P6" style:family="paragraph" style:parent-style-name="Standard" style:list-style-name="L3">
      <style:text-properties officeooo:rsid="0020a05c" officeooo:paragraph-rsid="0020a05c"/>
    </style:style>
    <style:style style:name="P7" style:family="paragraph" style:parent-style-name="Standard" style:list-style-name="L3">
      <style:text-properties officeooo:rsid="0020feb6" officeooo:paragraph-rsid="0020feb6"/>
    </style:style>
    <style:style style:name="T1" style:family="text">
      <style:text-properties officeooo:rsid="001eab68"/>
    </style:style>
    <style:style style:name="T2" style:family="text">
      <style:text-properties officeooo:rsid="0020a0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ions – Debugging Tractor Not Starting, <text:span text:style-name="T2">No Steering</text:span></text:p>
      <text:p text:style-name="P1"/>
      <text:p text:style-name="P1">Ignition switch does not have power</text:p>
      <text:list xml:id="list2484509495" text:style-name="L1">
        <text:list-item>
          <text:p text:style-name="P2">Check voltage to the red wire on distribution block</text:p>
        </text:list-item>
        <text:list-item>
          <text:p text:style-name="P2">Check the fuse for that slot</text:p>
        </text:list-item>
        <text:list-item>
          <text:p text:style-name="P2">Check the 4 port relay – is the second LED lit; If so, the seat kill switch is active; <text:span text:style-name="T1">Is the radio control nearby and working? Is the kill switch enabled?</text:span></text:p>
        </text:list-item>
        <text:list-item>
          <text:p text:style-name="P2">Check voltage to the solenoid</text:p>
        </text:list-item>
        <text:list-item>
          <text:p text:style-name="P2">Attach the spare ignition switch</text:p>
        </text:list-item>
      </text:list>
      <text:p text:style-name="P1">Engine turns over but does not start</text:p>
      <text:list xml:id="list88454303" text:style-name="L2">
        <text:list-item>
          <text:p text:style-name="P3">Check kill switch circuits </text:p>
        </text:list-item>
        <text:list-item>
          <text:p text:style-name="P3">Check if the spark plug is getting power</text:p>
        </text:list-item>
      </text:list>
      <text:p text:style-name="P1"/>
      <text:p text:style-name="P5">Steering Issues – Things to check</text:p>
      <text:list xml:id="list1166611475" text:style-name="L3">
        <text:list-item>
          <text:p text:style-name="P6">Power to the steering motor</text:p>
        </text:list-item>
        <text:list-item>
          <text:p text:style-name="P6">Potentiometer plugged in</text:p>
        </text:list-item>
        <text:list-item>
          <text:p text:style-name="P6">Fuse on power distribution block</text:p>
        </text:list-item>
        <text:list-item>
          <text:p text:style-name="P6">On motor controller, do the A and B switches manually move the motor</text:p>
        </text:list-item>
        <text:list-item>
          <text:p text:style-name="P6">Is the radio control sending signals</text:p>
        </text:list-item>
        <text:list-item>
          <text:p text:style-name="P7">Have the PID settings been se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6:04:55.245623750</meta:creation-date>
    <dc:date>2022-12-14T20:24:46.349657471</dc:date>
    <meta:editing-duration>PT6H30M2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43" meta:character-count="752" meta:non-whitespace-character-count="635"/>
  </office:meta>
</office:document-meta>
</file>